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131" officeooo:paragraph-rsid="00078131"/>
    </style:style>
    <style:style style:name="P2" style:family="paragraph" style:parent-style-name="Standard" style:list-style-name="L2">
      <style:text-properties officeooo:rsid="00078131" officeooo:paragraph-rsid="00078131"/>
    </style:style>
    <style:style style:name="P3" style:family="paragraph" style:parent-style-name="Standard" style:list-style-name="L3">
      <style:text-properties officeooo:rsid="00078131" officeooo:paragraph-rsid="00078131"/>
    </style:style>
    <style:style style:name="P4" style:family="paragraph" style:parent-style-name="Standard" style:list-style-name="L4">
      <style:text-properties officeooo:rsid="00078131" officeooo:paragraph-rsid="00078131"/>
    </style:style>
    <style:style style:name="P5" style:family="paragraph" style:parent-style-name="Standard" style:list-style-name="L6">
      <style:text-properties officeooo:rsid="00078131" officeooo:paragraph-rsid="00096226"/>
    </style:style>
    <style:style style:name="P6" style:family="paragraph" style:parent-style-name="Standard" style:list-style-name="L7">
      <style:text-properties officeooo:rsid="00078131" officeooo:paragraph-rsid="00096226"/>
    </style:style>
    <style:style style:name="P7" style:family="paragraph" style:parent-style-name="Standard" style:list-style-name="L8">
      <style:text-properties officeooo:rsid="00078131" officeooo:paragraph-rsid="00096226"/>
    </style:style>
    <style:style style:name="P8" style:family="paragraph" style:parent-style-name="Standard">
      <style:text-properties officeooo:rsid="00078131" officeooo:paragraph-rsid="00096226"/>
    </style:style>
    <style:style style:name="P9" style:family="paragraph" style:parent-style-name="Standard" style:list-style-name="L10">
      <style:text-properties officeooo:rsid="00078131" officeooo:paragraph-rsid="0009dbf4"/>
    </style:style>
    <style:style style:name="P10" style:family="paragraph" style:parent-style-name="Standard" style:list-style-name="L11">
      <style:text-properties officeooo:rsid="00078131" officeooo:paragraph-rsid="0009dbf4"/>
    </style:style>
    <style:style style:name="P11" style:family="paragraph" style:parent-style-name="Standard" style:list-style-name="L12">
      <style:text-properties officeooo:rsid="00078131" officeooo:paragraph-rsid="0009dbf4"/>
    </style:style>
    <style:style style:name="P12" style:family="paragraph" style:parent-style-name="Standard">
      <style:text-properties officeooo:rsid="00078131" officeooo:paragraph-rsid="0009dbf4"/>
    </style:style>
    <style:style style:name="P13" style:family="paragraph" style:parent-style-name="Standard" style:list-style-name="L13">
      <style:text-properties officeooo:rsid="00078131" officeooo:paragraph-rsid="0009dbf4"/>
    </style:style>
    <style:style style:name="P14" style:family="paragraph" style:parent-style-name="Standard" style:list-style-name="L14">
      <style:text-properties officeooo:rsid="00078131" officeooo:paragraph-rsid="0009dbf4"/>
    </style:style>
    <style:style style:name="P15" style:family="paragraph" style:parent-style-name="Standard" style:list-style-name="L15">
      <style:text-properties officeooo:rsid="00078131" officeooo:paragraph-rsid="0009dbf4"/>
    </style:style>
    <style:style style:name="P16" style:family="paragraph" style:parent-style-name="Standard">
      <style:text-properties officeooo:paragraph-rsid="00078131"/>
    </style:style>
    <style:style style:name="P17" style:family="paragraph" style:parent-style-name="Standard" style:list-style-name="L4">
      <style:text-properties officeooo:rsid="00096226" officeooo:paragraph-rsid="00096226"/>
    </style:style>
    <style:style style:name="P18" style:family="paragraph" style:parent-style-name="Standard">
      <style:text-properties officeooo:rsid="00096226" officeooo:paragraph-rsid="00096226"/>
    </style:style>
    <style:style style:name="P19" style:family="paragraph" style:parent-style-name="Standard" style:list-style-name="L5">
      <style:text-properties officeooo:rsid="00096226" officeooo:paragraph-rsid="00096226"/>
    </style:style>
    <style:style style:name="P20" style:family="paragraph" style:parent-style-name="Standard" style:list-style-name="L1">
      <style:text-properties officeooo:rsid="00096226" officeooo:paragraph-rsid="00096226"/>
    </style:style>
    <style:style style:name="P21" style:family="paragraph" style:parent-style-name="Standard" style:list-style-name="L1">
      <style:text-properties officeooo:rsid="00096226" officeooo:paragraph-rsid="0009dbf4"/>
    </style:style>
    <style:style style:name="P22" style:family="paragraph" style:parent-style-name="Standard" style:list-style-name="L7">
      <style:text-properties officeooo:rsid="00096226" officeooo:paragraph-rsid="00096226"/>
    </style:style>
    <style:style style:name="P23" style:family="paragraph" style:parent-style-name="Standard">
      <style:text-properties officeooo:paragraph-rsid="00096226"/>
    </style:style>
    <style:style style:name="P24" style:family="paragraph" style:parent-style-name="Standard">
      <style:text-properties officeooo:paragraph-rsid="0009dbf4"/>
    </style:style>
    <style:style style:name="P25" style:family="paragraph" style:parent-style-name="Standard" style:list-style-name="L14">
      <style:text-properties officeooo:rsid="0009dbf4" officeooo:paragraph-rsid="0009dbf4"/>
    </style:style>
    <style:style style:name="T1" style:family="text">
      <style:text-properties officeooo:rsid="00078131"/>
    </style:style>
    <style:style style:name="T2" style:family="text">
      <style:text-properties officeooo:rsid="00096226"/>
    </style:style>
    <style:style style:name="T3" style:family="text">
      <style:text-properties officeooo:rsid="0009db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ódigo</text:span>: CU-01</text:p>
      <text:p text:style-name="P1">Titulo: Envío de Url analizar</text:p>
      <text:p text:style-name="P1"><text:span text:style-name="T2">Versión</text:span>: 1.0</text:p>
      <text:p text:style-name="P1">Dependencias: -</text:p>
      <text:p text:style-name="P1">Precondición: </text:p>
      <text:list xml:id="list5985898417115972709" text:style-name="L1">
        <text:list-item>
          <text:p text:style-name="P20">El usuario debe iniciar la aplicación.</text:p>
        </text:list-item>
      </text:list>
      <text:p text:style-name="P1">Descripción:</text:p>
      <text:list xml:id="list8099854414699463962" text:style-name="L2">
        <text:list-item>
          <text:p text:style-name="P2">El usuario <text:span text:style-name="T2">desea analizar un pagina web</text:span>.</text:p>
        </text:list-item>
      </text:list>
      <text:p text:style-name="P1">Secuencia Normal:</text:p>
      <text:list xml:id="list1400546448443742636" text:style-name="L4">
        <text:list-item>
          <text:p text:style-name="P4">El usuario introduce una Url en el formulario presentado.</text:p>
        </text:list-item>
        <text:list-item>
          <text:p text:style-name="P4">El usuario <text:span text:style-name="T2">envía el formulario rellenado.</text:span></text:p>
        </text:list-item>
        <text:list-item>
          <text:p text:style-name="P17">El sistema recibe la Url y la almacena.</text:p>
        </text:list-item>
        <text:list-item>
          <text:p text:style-name="P17">El sistema presenta un pagina con las categorías disponibles.</text:p>
        </text:list-item>
      </text:list>
      <text:p text:style-name="P16"><text:span text:style-name="T1">Postcondición:</text:span></text:p>
      <text:list xml:id="list2144512817765154656" text:style-name="L3">
        <text:list-item>
          <text:p text:style-name="P3"><text:span text:style-name="T2">El usuario puede ver las categorías disponibles que contienen la información analizada y el sistema guarda la Url enviada por el usuario</text:span>.</text:p>
        </text:list-item>
      </text:list>
      <text:p text:style-name="P1">Excepciones:</text:p>
      <text:list xml:id="list4016404729592215957" text:style-name="L5">
        <text:list-item>
          <text:p text:style-name="P19">Si el usuario no introduce ninguna Url y envía el formulario, la aplicación mostrara un mensaje de error permitiendo volver a introducir una Url.</text:p>
        </text:list-item>
      </text:list>
      <text:p text:style-name="P18"/>
      <text:p text:style-name="P18"/>
      <text:p text:style-name="P8"><text:span text:style-name="T2">Código</text:span>: CU-0<text:span text:style-name="T2">2</text:span></text:p>
      <text:p text:style-name="P8">Titulo: <text:span text:style-name="T2">Seleccionar una categoría</text:span></text:p>
      <text:p text:style-name="P8"><text:span text:style-name="T2">Versión</text:span>: 1.0</text:p>
      <text:p text:style-name="P8">Dependencias: -</text:p>
      <text:p text:style-name="P8">Precondición: </text:p>
      <text:list xml:id="list125233598757740" text:continue-list="list5985898417115972709" text:style-name="L1">
        <text:list-item>
          <text:p text:style-name="P20">El usuario debe haber enviado una Url al sistema y estar en la pagina donde se muestran las categorías.</text:p>
        </text:list-item>
      </text:list>
      <text:p text:style-name="P8">Descripción:</text:p>
      <text:list xml:id="list2268246571075739437" text:style-name="L6">
        <text:list-item>
          <text:p text:style-name="P5">El usuario <text:span text:style-name="T2">desea seleccionar una categoría para ver su información.</text:span></text:p>
        </text:list-item>
      </text:list>
      <text:p text:style-name="P8">Secuencia Normal:</text:p>
      <text:list xml:id="list2369257559909379547" text:style-name="L7">
        <text:list-item>
          <text:p text:style-name="P6">El usuario <text:span text:style-name="T2">selecciona una categoría</text:span>.</text:p>
        </text:list-item>
        <text:list-item>
          <text:p text:style-name="P6"><text:span text:style-name="T2">El sistema recibe la categoría seleccionada.</text:span></text:p>
        </text:list-item>
        <text:list-item>
          <text:p text:style-name="P6"><text:span text:style-name="T2">El sistema realiza el análisis de la Url almacenada obteniendo la información que debe contener esa categoría.</text:span></text:p>
        </text:list-item>
        <text:list-item>
          <text:p text:style-name="P22">El sistema muestra la información de la categoría al usuario.</text:p>
        </text:list-item>
      </text:list>
      <text:p text:style-name="P23"><text:span text:style-name="T1">Postcondición:</text:span></text:p>
      <text:list xml:id="list8053858336777405979" text:style-name="L8">
        <text:list-item>
          <text:p text:style-name="P7">La aplicación muestra la <text:span text:style-name="T3">información de la categoría seleccionada la usuario</text:span>.</text:p>
        </text:list-item>
      </text:list>
      <text:p text:style-name="P8">Excepciones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<text:span text:style-name="T2">Código</text:span>: CU-0<text:span text:style-name="T3">3</text:span></text:p>
      <text:p text:style-name="P12">Titulo: <text:span text:style-name="T3">Volver al menú de categorías</text:span></text:p>
      <text:p text:style-name="P12"><text:span text:style-name="T2">Versión</text:span>: 1.0</text:p>
      <text:p text:style-name="P12">Dependencias: -</text:p>
      <text:p text:style-name="P12">Precondición: </text:p>
      <text:list xml:id="list125232963921652" text:continue-list="list125233598757740" text:style-name="L1">
        <text:list-item>
          <text:p text:style-name="P21">El usuario debe <text:span text:style-name="T3">encontrarse en la pagina de alguna de las categorías.</text:span></text:p>
        </text:list-item>
      </text:list>
      <text:p text:style-name="P12">Descripción:</text:p>
      <text:list xml:id="list1484934835908121331" text:style-name="L10">
        <text:list-item>
          <text:p text:style-name="P9">El usuario <text:span text:style-name="T2">desea volver al menú de selección de categorías.</text:span></text:p>
        </text:list-item>
      </text:list>
      <text:p text:style-name="P12">Secuencia Normal:</text:p>
      <text:list xml:id="list8473017290467828572" text:style-name="L11">
        <text:list-item>
          <text:p text:style-name="P10">El usuario <text:span text:style-name="T3">usuario retrocede al menú de categorias</text:span>.</text:p>
        </text:list-item>
        <text:list-item>
          <text:p text:style-name="P10"><text:span text:style-name="T2">El sistema presenta las categorías disponibles.</text:span></text:p>
        </text:list-item>
      </text:list>
      <text:p text:style-name="P24"><text:span text:style-name="T1">Postcondición:</text:span></text:p>
      <text:list xml:id="list2628916835999239071" text:style-name="L12">
        <text:list-item>
          <text:p text:style-name="P11">La aplicación muestra <text:span text:style-name="T3">el menú de categorías disponibles al usuario</text:span>.</text:p>
        </text:list-item>
      </text:list>
      <text:p text:style-name="P12">Excepciones:</text:p>
      <text:p text:style-name="P18"/>
      <text:p text:style-name="P18"/>
      <text:p text:style-name="P12"><text:span text:style-name="T2">Código</text:span>: CU-0<text:span text:style-name="T3">4</text:span></text:p>
      <text:p text:style-name="P12">Titulo: <text:span text:style-name="T3">Volver al formulario de introducción de Url a analizar</text:span></text:p>
      <text:p text:style-name="P12"><text:span text:style-name="T2">Versión</text:span>: 1.0</text:p>
      <text:p text:style-name="P12">Dependencias: -</text:p>
      <text:p text:style-name="P12">Precondición: </text:p>
      <text:list xml:id="list125233051266642" text:continue-list="list125232963921652" text:style-name="L1">
        <text:list-item>
          <text:p text:style-name="P21">El usuario debe <text:span text:style-name="T3">haber rellenado el formulario presentado en el CU-01 y encontrarse en el menú de categorías.</text:span></text:p>
        </text:list-item>
      </text:list>
      <text:p text:style-name="P12">Descripción:</text:p>
      <text:list xml:id="list8126437824457197564" text:style-name="L13">
        <text:list-item>
          <text:p text:style-name="P13">El usuario <text:span text:style-name="T2">desea analizar volver al formulario presentado en el CU-01.</text:span></text:p>
        </text:list-item>
      </text:list>
      <text:p text:style-name="P12">Secuencia Normal:</text:p>
      <text:list xml:id="list2333238649231903002" text:style-name="L14">
        <text:list-item>
          <text:p text:style-name="P14">El usuario <text:span text:style-name="T2">desea analizar volver al formulario presentado en el CU-01.</text:span></text:p>
        </text:list-item>
        <text:list-item>
          <text:p text:style-name="P25">El usuario retrocede en la aplicación.</text:p>
        </text:list-item>
        <text:list-item>
          <text:p text:style-name="P25">El sistema presenta el formulario para que el usuario lo rellene.</text:p>
        </text:list-item>
      </text:list>
      <text:p text:style-name="P24"><text:span text:style-name="T1">Postcondición:</text:span></text:p>
      <text:list xml:id="list3451536434772587377" text:style-name="L15">
        <text:list-item>
          <text:p text:style-name="P15">La aplicación muestra <text:span text:style-name="T3">el formulario para analizar un pagina web</text:span>.</text:p>
        </text:list-item>
      </text:list>
      <text:p text:style-name="P12">Excepcion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2:17:37.381631148</meta:creation-date>
    <dc:date>2019-11-28T12:52:32.327680981</dc:date>
    <meta:editing-duration>PT3S</meta:editing-duration>
    <meta:editing-cycles>1</meta:editing-cycles>
    <meta:document-statistic meta:table-count="0" meta:image-count="0" meta:object-count="0" meta:page-count="2" meta:paragraph-count="62" meta:word-count="381" meta:character-count="2400" meta:non-whitespace-character-count="2103"/>
    <meta:generator>LibreOffice/5.1.6.2$Linux_X86_64 LibreOffice_project/10m0$Build-2</meta:generator>
  </office:meta>
</office:document-meta>
</file>